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oftwarepraktikum</text:p>
      <text:p text:style-name="P1"/>
      <text:p text:style-name="P1">Wintersemester 2016/17 TU-Chemnitz</text:p>
      <text:p text:style-name="P1"/>
      <text:p text:style-name="P2">Angebot Bomberman</text:p>
      <text:p text:style-name="P1"/>
      <text:p text:style-name="P3">Gruppe 7</text:p>
      <text:p text:style-name="P4">Anton Bittner</text:p>
      <text:p text:style-name="P4">Feng Zhou</text:p>
      <text:p text:style-name="P4">Danny Hofmann</text:p>
      <text:p text:style-name="P4">Sven Werner</text:p>
      <text:p text:style-name="P4">Wilhelm Schacht</text:p>
      <text:p text:style-name="P4">Manuel Fisc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Hofmann</meta:initial-creator>
    <meta:creation-date>2016-11-13T17:30:17.67</meta:creation-date>
    <meta:document-statistic meta:table-count="0" meta:image-count="0" meta:object-count="0" meta:page-count="1" meta:paragraph-count="10" meta:word-count="20" meta:character-count="151"/>
    <dc:date>2016-11-13T17:35:12.79</dc:date>
    <dc:creator>Danny Hofmann</dc:creator>
    <meta:editing-duration>PT4M55S</meta:editing-duration>
    <meta:editing-cycles>1</meta:editing-cycles>
    <meta:generator>OpenOffice.org/3.4.1$Win32 OpenOffice.org_project/341m1$Build-9593</meta:generator>
  </office:meta>
</office:document-meta>
</file>